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82">
        <text:p text:style-name="Standard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1T10:28:46.026000000</dc:date>
    <meta:editing-duration>P0D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5.0.4.2$Windows_x86 LibreOffice_project/2b9802c1994aa0b7dc6079e128979269cf95bc78</meta:generator>
  </office:meta>
</office:document-meta>
</file>